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0.676cm" style:rel-column-width="2604*"/>
    </style:style>
    <style:style style:name="表4.B" style:family="table-column">
      <style:table-column-properties style:column-width="8.163cm" style:rel-column-width="31468*"/>
    </style:style>
    <style:style style:name="表4.C" style:family="table-column">
      <style:table-column-properties style:column-width="8.162cm" style:rel-column-width="31463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.014cm" style:rel-column-width="3909*"/>
    </style:style>
    <style:style style:name="表2.B" style:family="table-column">
      <style:table-column-properties style:column-width="10.319cm" style:rel-column-width="39777*"/>
    </style:style>
    <style:style style:name="表2.C" style:family="table-column">
      <style:table-column-properties style:column-width="5.667cm" style:rel-column-width="21849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0.676cm" style:rel-column-width="2604*"/>
    </style:style>
    <style:style style:name="表5.B" style:family="table-column">
      <style:table-column-properties style:column-width="8.163cm" style:rel-column-width="31468*"/>
    </style:style>
    <style:style style:name="表5.C" style:family="table-column">
      <style:table-column-properties style:column-width="8.162cm" style:rel-column-width="31463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weight-asian="bold" style:font-size-complex="13pt" style:font-weight-complex="bold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style:font-name="メイリオ" fo:font-size="15pt" fo:font-weight="normal" style:font-name-asian="メイリオ" style:font-size-asian="15pt" style:font-size-complex="15pt"/>
    </style:style>
    <style:style style:name="P9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2pt" fo:font-style="normal" style:text-underline-style="none" fo:font-weight="normal" style:text-blinking="false" fo:background-color="transparent" style:font-name-asian="メイリオ" style:font-size-asian="13pt" style:language-asian="ja" style:country-asian="JP" style:font-style-asian="italic" style:font-weight-asian="bold" style:font-size-complex="13pt" style:font-style-complex="italic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fo:line-height="100%" fo:text-indent="0cm" style:auto-text-indent="false" fo:background-color="#ffff99" style:writing-mode="lr-tb">
        <style:background-image/>
      </style:paragraph-properties>
      <style:text-properties fo:font-variant="normal" fo:text-transform="none" fo:color="#000000" style:text-line-through-style="none" style:font-name="Verdana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2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3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6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27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0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31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2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35" style:family="paragraph" style:parent-style-name="Table_20_Contents">
      <style:text-properties style:font-name="メイリオ" fo:font-size="13pt" style:font-name-asian="メイリオ" style:font-size-asian="13pt" style:language-asian="ja" style:country-asian="JP" style:font-size-complex="13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style:font-name="メイリオ" fo:font-style="italic" fo:font-weight="bold" fo:background-color="#ffcc00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20年1月25日8:42:51</text:p>
      <text:p text:style-name="P3"><text:tab/></text:p>
      <text:p text:style-name="P3"><text:tab/>うつ病</text:p>
      <text:p text:style-name="P3"><text:tab/>https://ko.wikipedia.org/wiki/주요_우울_장애</text:p>
      <text:p text:style-name="P3"><text:tab/>https://namu.wiki/w/우울장애</text:p>
      <text:p text:style-name="P3"><text:tab/></text:p>
      <text:p text:style-name="P3"><text:tab/>next : https://namu.wiki/w/우울장애#s-1.1</text:p>
      <text:p text:style-name="P3"/>
      <text:p text:style-name="P3">2020年1月25日9:13:59</text:p>
      <text:p text:style-name="P3"><text:tab/></text:p>
      <text:p text:style-name="P3"><text:tab/>https://namu.wiki/w/우울장애#s-1.1</text:p>
      <text:p text:style-name="P3"><text:tab/></text:p>
      <text:p text:style-name="P3"><text:tab/>next : https://namu.wiki/w/우울장애#s-6 증상 및 영향</text:p>
      <text:p text:style-name="P3">2020年3月21日23:25:49</text:p>
      <text:p text:style-name="P3"/>
      <text:p text:style-name="P3"><text:tab/>仙骨</text:p>
      <text:p text:style-name="P3"><text:tab/>https://duckduckgo.com/?ia=web</text:p>
      <text:p text:style-name="P3"><text:tab/>https://josei-bigaku.jp/hadatoraburu8705/</text:p>
      <text:p text:style-name="P3"><text:tab/></text:p>
      <text:p text:style-name="P3"><text:tab/>next</text:p>
      <text:p text:style-name="P3"><text:tab/>ANY</text:p>
      <text:p text:style-name="P3"><text:tab/></text:p>
      <text:p text:style-name="P3"><text:tab/>]23:35:42</text:p>
      <text:p text:style-name="P3"><text:tab/></text:p>
      <text:p text:style-name="P3">------------------------------------------</text:p>
      <text:p text:style-name="P3">2020年3月31日15:11:57</text:p>
      <text:p text:style-name="P3"/>
      <text:p text:style-name="P3"><text:tab/>ベイトソン<text:tab/>20200331_151054</text:p>
      <text:p text:style-name="P3"><text:soft-page-break/><text:tab/></text:p>
      <text:p text:style-name="P3"><text:tab/>]15:34:07</text:p>
      <text:p text:style-name="P3"/>
      <text:p text:style-name="P3">------------------------------------------</text:p>
      <text:p text:style-name="P3">2020年4月2日23:41:39</text:p>
      <text:p text:style-name="P3"/>
      <text:p text:style-name="P3"><text:tab/>インターフェロン</text:p>
      <text:p text:style-name="P3"><text:tab/></text:p>
      <text:p text:style-name="P3"/>
      <text:p text:style-name="P3">------------------------------------------</text:p>
      <text:p text:style-name="P3">2020年4月20日16:09:53</text:p>
      <text:p text:style-name="P3"/>
      <text:p text:style-name="P3"><text:tab/>レジオネラ</text:p>
      <text:p text:style-name="P3"><text:tab/></text:p>
      <text:p text:style-name="P3"><text:tab/>]16:25:59</text:p>
      <text:p text:style-name="P3"/>
      <text:p text:style-name="P3">------------------------------------------</text:p>
      <text:p text:style-name="P3">2020年4月25日18:13:19</text:p>
      <text:p text:style-name="P3"/>
      <text:p text:style-name="P3"><text:tab/>サルモネラ菌</text:p>
      <text:p text:style-name="P3"><text:tab/></text:p>
      <text:p text:style-name="P3"><text:tab/>]18:26:12</text:p>
      <text:p text:style-name="P3"/>
      <text:p text:style-name="P3">------------------------------------------</text:p>
      <text:p text:style-name="P3">2020年4月26日14:37:00</text:p>
      <text:p text:style-name="P3"/>
      <text:p text:style-name="P3"><text:tab/>コレラ</text:p>
      <text:p text:style-name="P3"><text:tab/>神経学 ソフトサイン</text:p>
      <text:p text:style-name="P3"><text:soft-page-break/><text:tab/></text:p>
      <text:p text:style-name="P3"><text:tab/>next</text:p>
      <text:p text:style-name="P3"><text:tab/><text:tab/>ANY</text:p>
      <text:p text:style-name="P3"><text:tab/>]18:04:39</text:p>
      <text:p text:style-name="P3"/>
      <text:p text:style-name="P3">------------------------------------------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-----------------------------------------</text:p>
      <text:p text:style-name="P3"/>
      <text:p text:style-name="P3"/>
      <text:p text:style-name="P3"/>
      <text:p text:style-name="P3">------------------------------------------ DOCS (Materials)</text:p>
      <text:p text:style-name="P3"/>
      <text:p text:style-name="P3"/>
      <text:p text:style-name="P3">-------------------------------------- TOPICS</text:p>
      <text:p text:style-name="P3">ベイトソン<text:tab/>20200331_151054</text:p>
      <text:p text:style-name="P3">チメロサール<text:tab/>2020年4月21日9:09:55</text:p>
      <text:p text:style-name="P3"><text:tab/>https://ja.wikipedia.org/wiki/チメロサール</text:p>
      <text:p text:style-name="P2"/>
      <text:p text:style-name="P2"/>
      <text:p text:style-name="P7"/>
      <text:p text:style-name="P5"><text:soft-page-break/></text:p>
      <text:p text:style-name="P8"/>
      <text:p text:style-name="P7"/>
      <text:p text:style-name="P4"><text:span text:style-name="T1">59#3_X</text:span>--------------------------------------------------------------------</text:p>
      <text:p text:style-name="P9">[1] res free# JVEMV6 59#3_1 / 59. medical / 3. edema / 20200712_105352</text:p>
      <text:p text:style-name="P5"/>
      <text:p text:style-name="P4">[do] <text:span text:style-name="T3">#_ </text:span></text:p>
      <text:list xml:id="list6423877916929417294" text:style-name="L1">
        <text:list-item>
          <text:p text:style-name="P16">REVIEW </text:p>
        </text:list-item>
        <text:list-item>
          <text:p text:style-name="P16">TASK-1</text:p>
          <text:list>
            <text:list-item>
              <text:p text:style-name="P16"><text:span text:style-name="T6">浮腫　</text:span><text:a xlink:type="simple" xlink:href="https://ja.wikipedia.org/wiki/浮腫" text:style-name="Internet_20_link" text:visited-style-name="Visited_20_Internet_20_Link">https://ja.wikipedia.org/wiki/浮腫</text:a><text:tab/>:d-1</text:p>
            </text:list-item>
            <text:list-item>
              <text:p text:style-name="P25">浸透圧</text:p>
            </text:list-item>
            <text:list-item>
              <text:p text:style-name="P16"/>
            </text:list-item>
          </text:list>
        </text:list-item>
      </text:list>
      <text:p text:style-name="P4">[next]</text:p>
      <text:list xml:id="list3025307417242485975" text:style-name="L2">
        <text:list-item>
          <text:p text:style-name="P28">TASK : ANY</text:p>
        </text:list-item>
      </text:list>
      <text:p text:style-name="P4">[further]</text:p>
      <text:p text:style-name="P13"><text:line-break/><text:span text:style-name="T4">[/ XXX] 20200712_112806</text:span></text:p>
      <text:p text:style-name="P5"/>
      <text:p text:style-name="P7"/>
      <text:p text:style-name="P4"><text:span text:style-name="T1">59#3_X</text:span>--------------------------------------------------------------------</text:p>
      <text:p text:style-name="P9">[1] res free# JVEMV6 59#4_1 / 59. medical / 4. 胃 / 20200715_170624</text:p>
      <text:p text:style-name="P5"/>
      <text:p text:style-name="P4"><text:soft-page-break/>[do] <text:span text:style-name="T3">#_ </text:span></text:p>
      <text:list xml:id="list8836093168730082427" text:style-name="L3">
        <text:list-item>
          <text:p text:style-name="P17">REVIEW </text:p>
        </text:list-item>
        <text:list-item>
          <text:p text:style-name="P17">TASK-1</text:p>
          <text:list>
            <text:list-item>
              <text:p text:style-name="P17"><text:a xlink:type="simple" xlink:href="http://kanpouseitai.blog87.fc2.com/blog-entry-330.html?sp" text:style-name="Internet_20_link" text:visited-style-name="Visited_20_Internet_20_Link">http://kanpouseitai.blog87.fc2.com/blog-entry-330.html?sp</text:a> 胃の構造</text:p>
            </text:list-item>
            <text:list-item>
              <text:p text:style-name="P17"><text:a xlink:type="simple" xlink:href="https://ja.wikipedia.org/wiki/胃" text:style-name="Internet_20_link" text:visited-style-name="Visited_20_Internet_20_Link">https://ja.wikipedia.org/wiki/胃</text:a><text:tab/>:d-1</text:p>
            </text:list-item>
            <text:list-item>
              <text:p text:style-name="P17"><text:a xlink:type="simple" xlink:href="https://en.wikipedia.org/wiki/Sternum" text:style-name="Internet_20_link" text:visited-style-name="Visited_20_Internet_20_Link">https://en.wikipedia.org/wiki/Sternum</text:a> <text:span text:style-name="T6">胸骨</text:span><text:tab/>:d-2</text:p>
            </text:list-item>
            <text:list-item>
              <text:p text:style-name="P17"><text:a xlink:type="simple" xlink:href="https://www.fukurow.jp/wp-content/uploads/2018/03/image353.jpg" text:style-name="Internet_20_link" text:visited-style-name="Visited_20_Internet_20_Link">https://www.fukurow.jp/wp-content/uploads/2018/03/image353.jpg</text:a><text:tab/>:d-3</text:p>
            </text:list-item>
            <text:list-item>
              <text:p text:style-name="P17"><text:a xlink:type="simple" xlink:href="https://pic1.zhimg.com/v2-d44e9f3afbebd1d59e7ef1799834a0b8_r.jpg" text:style-name="Internet_20_link" text:visited-style-name="Visited_20_Internet_20_Link">https://pic1.zhimg.com/v2-d44e9f3afbebd1d59e7ef1799834a0b8_r.jpg</text:a><text:tab/><text:span text:style-name="T6">肋骨 番号<text:tab/>:d-4</text:span></text:p>
            </text:list-item>
            <text:list-item>
              <text:p text:style-name="P17"><text:a xlink:type="simple" xlink:href="https://zh.wikipedia.org/wiki/胸骨" text:style-name="Internet_20_link" text:visited-style-name="Visited_20_Internet_20_Link">https://zh.wikipedia.org/wiki/胸骨</text:a><text:span text:style-name="T6"><text:tab/>:d-5</text:span></text:p>
            </text:list-item>
            <text:list-item>
              <text:p text:style-name="P17"><text:a xlink:type="simple" xlink:href="https://bodycare.movelab.wakayama.jp/internal-organs/chokatsu_follow" text:style-name="Internet_20_link" text:visited-style-name="Visited_20_Internet_20_Link">https://bodycare.movelab.wakayama.jp/internal-organs/chokatsu_follow</text:a><text:span text:style-name="T6"> へそ、小腸、位置<text:tab/><text:tab/>:d-6</text:span></text:p>
            </text:list-item>
            <text:list-item>
              <text:p text:style-name="P17"><text:a xlink:type="simple" xlink:href="http://anma.air-nifty.com/photos/uncategorized/2010/12/20/1012202.jpg" text:style-name="Internet_20_link" text:visited-style-name="Visited_20_Internet_20_Link">http://anma.air-nifty.com/photos/uncategorized/2010/12/20/1012202.jpg</text:a><text:span text:style-name="T6"><text:tab/>内蔵、位置<text:tab/><text:tab/>:d-7</text:span></text:p>
            </text:list-item>
          </text:list>
        </text:list-item>
      </text:list>
      <text:p text:style-name="P15"/>
      <text:p text:style-name="P4">[next]</text:p>
      <text:list xml:id="list3734310606641485995" text:style-name="L4">
        <text:list-item>
          <text:p text:style-name="P18">TASK : ANY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7"/>
      <text:p text:style-name="P4"><text:soft-page-break/><text:span text:style-name="T1">59#5_X</text:span>--------------------------------------------------------------------</text:p>
      <text:p text:style-name="P9">[1] res free# JVEMV6 59#5_X / 59. medical / 5. 腸 / 20200716_104814</text:p>
      <text:p text:style-name="P5"/>
      <text:p text:style-name="P4">[do] <text:span text:style-name="T3">#_ </text:span></text:p>
      <text:list xml:id="list5890975335938097474" text:style-name="L5">
        <text:list-item>
          <text:p text:style-name="P19">REVIEW </text:p>
        </text:list-item>
        <text:list-item>
          <text:p text:style-name="P19">TASK-1</text:p>
          <text:list>
            <text:list-item>
              <text:p text:style-name="P19"><text:a xlink:type="simple" xlink:href="https://ja.wikipedia.org/wiki/大腸" text:style-name="Internet_20_link" text:visited-style-name="Visited_20_Internet_20_Link">https://ja.wikipedia.org/wiki/大腸</text:a><text:tab/>:d-1</text:p>
            </text:list-item>
            <text:list-item>
              <text:p text:style-name="P19"><text:a xlink:type="simple" xlink:href="https://www.shepherd-clc.com/archives/1494" text:style-name="Internet_20_link" text:visited-style-name="Visited_20_Internet_20_Link">https://www.shepherd-clc.com/archives/1494</text:a><text:tab/><text:tab/>「牛の解剖69： 回腸(2) ～遠位部は危険部位～」</text:p>
            </text:list-item>
            <text:list-item>
              <text:p text:style-name="P19"><text:a xlink:type="simple" xlink:href="https://kotobank.jp/word/腸重積症-97902" text:style-name="Internet_20_link" text:visited-style-name="Visited_20_Internet_20_Link">https://kotobank.jp/word/腸重積症-97902</text:a></text:p>
            </text:list-item>
            <text:list-item>
              <text:p text:style-name="P19"><text:a xlink:type="simple" xlink:href="http://blog.livedoor.jp/tanjyun/archives/cat_1269416.html" text:style-name="Internet_20_link" text:visited-style-name="Visited_20_Internet_20_Link">http://blog.livedoor.jp/tanjyun/archives/cat_1269416.html</text:a> :d-2</text:p>
              <text:list>
                <text:list-item>
                  <text:p text:style-name="P19">“ また、リアルには次の画像が参考になります。”</text:p>
                </text:list-item>
                <text:list-item>
                  <text:p text:style-name="P26">「回盲部」の図</text:p>
                </text:list-item>
              </text:list>
            </text:list-item>
            <text:list-item>
              <text:p text:style-name="P19"><text:a xlink:type="simple" xlink:href="https://cyou-kenko.com/cyou/2745/" text:style-name="Internet_20_link" text:visited-style-name="Visited_20_Internet_20_Link">https://cyou-kenko.com/cyou/2745/</text:a><text:tab/>“回腸の位置を図で解説”</text:p>
              <text:list>
                <text:list-item>
                  <text:p text:style-name="P26">内蔵の全体図</text:p>
                </text:list-item>
              </text:list>
            </text:list-item>
            <text:list-item>
              <text:p text:style-name="P26"><text:a xlink:type="simple" xlink:href="https://www.nyukyou.jp/effort/council/20191127.html" text:style-name="Internet_20_link" text:visited-style-name="Visited_20_Internet_20_Link">https://www.nyukyou.jp/effort/council/20191127.html</text:a></text:p>
              <text:list>
                <text:list-item>
                  <text:p text:style-name="P26">腸の各部の名称</text:p>
                </text:list-item>
              </text:list>
            </text:list-item>
            <text:list-item>
              <text:p text:style-name="P26"><text:a xlink:type="simple" xlink:href="https://ja.wikipedia.org/wiki/回腸" text:style-name="Internet_20_link" text:visited-style-name="Visited_20_Internet_20_Link">https://ja.wikipedia.org/wiki/回腸</text:a><text:tab/>:d-3</text:p>
            </text:list-item>
            <text:list-item>
              <text:p text:style-name="P26"/>
            </text:list-item>
          </text:list>
        </text:list-item>
      </text:list>
      <text:p text:style-name="P4">[next]</text:p>
      <text:list xml:id="list7298895411364264633" text:style-name="L6">
        <text:list-item>
          <text:p text:style-name="P20">TASK ==&gt; see memo</text:p>
        </text:list-item>
      </text:list>
      <text:p text:style-name="P4">[further]</text:p>
      <text:p text:style-name="P5"><text:line-break/><text:soft-page-break/><text:span text:style-name="T4">[/ XXX] 20200716_111638</text:span></text:p>
      <text:p text:style-name="P5"/>
      <text:p text:style-name="P5"/>
      <text:p text:style-name="P7"/>
      <text:p text:style-name="P4"><text:span text:style-name="T1">59#6_1</text:span>--------------------------------------------------------------------</text:p>
      <text:p text:style-name="P9">[2] res free# JVEMV6 59#6_X / 59. medical / 6. 仙腸関節 / 20200718_111628</text:p>
      <text:p text:style-name="P5"/>
      <text:p text:style-name="P4">[do] <text:span text:style-name="T3">#_ </text:span></text:p>
      <text:list xml:id="list6485132754932156495" text:style-name="L9">
        <text:list-item>
          <text:p text:style-name="P23">REVIEW </text:p>
        </text:list-item>
        <text:list-item>
          <text:p text:style-name="P23">TASK-1</text:p>
          <text:list>
            <text:list-item>
              <text:p text:style-name="P23"><text:a xlink:type="simple" xlink:href="http://www.momiji-seikotsuin.com/15010529100265" text:style-name="Internet_20_link" text:visited-style-name="Visited_20_Internet_20_Link">http://www.momiji-seikotsuin.com/15010529100265</text:a> 仙腸関節とは？<text:tab/>:d-1</text:p>
            </text:list-item>
            <text:list-item>
              <text:p text:style-name="P23"><text:a xlink:type="simple" xlink:href="https://ja.wikipedia.org/wiki/腸骨" text:style-name="Internet_20_link" text:visited-style-name="Visited_20_Internet_20_Link">https://ja.wikipedia.org/wiki/腸骨</text:a> :d-2</text:p>
            </text:list-item>
          </text:list>
        </text:list-item>
      </text:list>
      <text:p text:style-name="P4">[next]</text:p>
      <text:list xml:id="list429529937457984406" text:style-name="L8">
        <text:list-item>
          <text:p text:style-name="P22">TASK</text:p>
          <text:list>
            <text:list-item>
              <text:p text:style-name="P22"><text:a xlink:type="simple" xlink:href="https://ja.wikipedia.org/wiki/腸骨" text:style-name="Internet_20_link" text:visited-style-name="Visited_20_Internet_20_Link">https://ja.wikipedia.org/wiki/腸骨</text:a> :d-2</text:p>
              <text:list>
                <text:list-item>
                  <text:p text:style-name="P22">==&gt; 더 자세히[<text:span text:style-name="T6">詳細に</text:span> <text:s/>살펴보자[<text:span text:style-name="T6">見てみよう</text:span>.</text:p>
                </text:list-item>
              </text:list>
            </text:list-item>
          </text:list>
        </text:list-item>
      </text:list>
      <text:p text:style-name="P4">[further]</text:p>
      <text:p text:style-name="P5"><text:line-break/><text:span text:style-name="T4">[/ XXX] 20200718_114252</text:span></text:p>
      <text:p text:style-name="P5"/>
      <text:p text:style-name="P7">@@@</text:p>
      <text:p text:style-name="P4"><text:span text:style-name="T1">59#X_X</text:span>--------------------------------------------------------------------</text:p>
      <text:p text:style-name="P9"><text:soft-page-break/>[X] res free# JVEMV6 59#X_X / 59. medical / XXX / XXX</text:p>
      <text:p text:style-name="P4"/>
      <text:p text:style-name="P4">[do] <text:span text:style-name="T3">#_ </text:span></text:p>
      <text:list xml:id="list31660141" text:continue-list="list8836093168730082427" text:style-name="L3">
        <text:list-item>
          <text:p text:style-name="P17">REVIEW </text:p>
        </text:list-item>
        <text:list-item>
          <text:p text:style-name="P17">TASK-1</text:p>
        </text:list-item>
      </text:list>
      <text:p text:style-name="P4">[next]</text:p>
      <text:list xml:id="list245899066851859598" text:style-name="L10">
        <text:list-item>
          <text:p text:style-name="P24">TASK</text:p>
        </text:list-item>
      </text:list>
      <text:p text:style-name="P4">[further]</text:p>
      <text:p text:style-name="P5"><text:line-break/><text:span text:style-name="T4">[/ XXX] </text:span></text:p>
      <text:p text:style-name="P5"/>
      <text:p text:style-name="P5"/>
      <text:p text:style-name="P2">----------------------------------------- [TEMPLATE] 20200427_130632</text:p>
      <text:p text:style-name="P4"><text:span text:style-name="T1">59#X_X</text:span>--------------------------------------------------------------------</text:p>
      <text:p text:style-name="P9">[X] res free# JVEMV6 59#X_X / 59. medical / XXX / XXX</text:p>
      <text:p text:style-name="P4"/>
      <text:p text:style-name="P4">[do] <text:span text:style-name="T3">#_ </text:span></text:p>
      <text:list xml:id="list31662522" text:continue-list="list31660141" text:style-name="L3">
        <text:list-item>
          <text:p text:style-name="P17">REVIEW </text:p>
        </text:list-item>
        <text:list-item>
          <text:p text:style-name="P17">TASK-1</text:p>
        </text:list-item>
      </text:list>
      <text:p text:style-name="P4">[next]</text:p>
      <text:list xml:id="list6849460513548446982" text:style-name="L7">
        <text:list-item>
          <text:p text:style-name="P21">TASK</text:p>
        </text:list-item>
      </text:list>
      <text:p text:style-name="P4">[further]</text:p>
      <text:p text:style-name="P13"><text:line-break/><text:span text:style-name="T4">[/ XXX] </text:span></text:p>
      <text:p text:style-name="P13"/>
      <text:p text:style-name="P6"><text:soft-page-break/></text:p>
      <text:p text:style-name="P4">/ <text:span text:style-name="T2">----------------------------------- [TEMPLATE] 20200427_130632 /</text:span></text:p>
      <text:p text:style-name="P2">------------------------------------------ DOCS (Materials)</text:p>
      <text:p text:style-name="P2"/>
      <text:p text:style-name="P2"/>
      <text:p text:style-name="P2">-------------------------------------- [TOPICS] 20200718_111433</text:p>
      <text:p text:style-name="P2"/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4">psychiatry-related</text:p>
          </table:table-cell>
          <table:table-cell table:style-name="表5.C1" office:value-type="string">
            <text:p text:style-name="P14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4">omega-3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4">edema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4">stomach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35">大腸</text:p>
          </table:table-cell>
          <table:table-cell table:style-name="表5.C2" office:value-type="string">
            <text:p text:style-name="P14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35">仙腸関節</text:p>
          </table:table-cell>
          <table:table-cell table:style-name="表5.C2" office:value-type="string">
            <text:p text:style-name="P14">20200718_111603</text:p>
          </table:table-cell>
        </table:table-row>
        <table:table-row>
          <table:table-cell table:style-name="表5.A2">
            <text:p text:style-name="P14"/>
          </table:table-cell>
          <table:table-cell table:style-name="表5.B2" office:value-type="string">
            <text:p text:style-name="P35"/>
          </table:table-cell>
          <table:table-cell table:style-name="表5.C2" office:value-type="string">
            <text:p text:style-name="P14"/>
          </table:table-cell>
        </table:table-row>
      </table:table>
      <text:p text:style-name="P33"/>
      <text:p text:style-name="P2">/ -------------------------------------- [TOPICS] 20200718_111433 /</text:p>
      <text:p text:style-name="P2"/>
      <text:p text:style-name="P2">-------------------------------------- SYMBOLS<text:tab/>20200327_163426</text:p>
      <text:p text:style-name="P2">#<text:tab/>complete<text:tab/></text:p>
      <text:p text:style-name="P2">*<text:tab/>started reading</text:p>
      <text:p text:style-name="P2">%<text:tab/>omit</text:p>
      <text:p text:style-name="P2">:w<text:tab/>keywords</text:p>
      <text:p text:style-name="P2">:?<text:tab/>want to know</text:p>
      <text:p text:style-name="P2">:m<text:tab/>memos</text:p>
      <text:p text:style-name="P2">:#1<text:tab/>bookmark</text:p>
      <text:p text:style-name="P2">:ref<text:tab/>refered document</text:p>
      <text:p text:style-name="P2"><text:soft-page-break/></text:p>
      <text:p text:style-name="P2"/>
      <text:p text:style-name="P2">------------------------------------------ SEARCHES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14"/>
          </table:table-cell>
          <table:table-cell table:style-name="表4.A1" office:value-type="string">
            <text:p text:style-name="P14"/>
          </table:table-cell>
          <table:table-cell table:style-name="表4.C1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C2" office:value-type="string">
            <text:p text:style-name="P14"/>
          </table:table-cell>
        </table:table-row>
        <table:table-row>
          <table:table-cell table:style-name="表4.A2" office:value-type="string">
            <text:p text:style-name="P14"/>
          </table:table-cell>
          <table:table-cell table:style-name="表4.A2" office:value-type="string">
            <text:p text:style-name="P14"/>
          </table:table-cell>
          <table:table-cell table:style-name="表4.C2" office:value-type="string">
            <text:p text:style-name="P14"/>
          </table:table-cell>
        </table:table-row>
      </table:table>
      <text:p text:style-name="P2"/>
      <text:p text:style-name="P2">------------------------------------------ [Materials] 20200430_160255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5"><text:a xlink:type="simple" xlink:href="https://ja.wikipedia.org/wiki/統合失調症" text:style-name="Internet_20_link" text:visited-style-name="Visited_20_Internet_20_Link">https://ja.wikipedia.org/wiki/統合失調症</text:a></text:p>
          </table:table-cell>
          <table:table-cell table:style-name="表2.C1" office:value-type="string">
            <text:p text:style-name="P14">20200509_152353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4"><text:a xlink:type="simple" xlink:href="https://ja.wikipedia.org/wiki/解離性障害" text:style-name="Internet_20_link" text:visited-style-name="Visited_20_Internet_20_Link">https://ja.wikipedia.org/wiki/解離性障害</text:a> </text:p>
          </table:table-cell>
          <table:table-cell table:style-name="表2.C2" office:value-type="string">
            <text:p text:style-name="P14">20200509_152353</text:p>
          </table:table-cell>
        </table:table-row>
        <table:table-row>
          <table:table-cell table:style-name="表2.B2" office:value-type="string">
            <text:p text:style-name="P14"/>
          </table:table-cell>
          <table:table-cell table:style-name="表2.B2" office:value-type="string">
            <text:p text:style-name="P14"/>
          </table:table-cell>
          <table:table-cell table:style-name="表2.C2" office:value-type="string">
            <text:p text:style-name="P14"/>
          </table:table-cell>
        </table:table-row>
      </table:table>
      <text:p text:style-name="P2"/>
      <text:p text:style-name="P2"/>
      <text:p text:style-name="P2">/ ------------------------------------------ [Materials] 20200430_160255 /</text:p>
      <text:p text:style-name="P2">------------------------------------------ CLOSING</text:p>
      <table:table table:name="表1" table:style-name="表1">
        <table:table-column table:style-name="表1.A"/>
        <table:table-row>
          <table:table-cell table:style-name="表1.A1" office:value-type="string">
            <text:p text:style-name="P2">C:\WORKS_2\a.bat &amp;&amp; r oj &amp;&amp; git add -A &amp;&amp; g c -m ^"(res : JVE_59#1 : medical_psychiatry-related) periodical updates^"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e &amp;&amp; p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p text:style-name="P9"/>
      <text:p text:style-name="P9"/>
      <table:table table:name="表3" table:style-name="表3">
        <table:table-column table:style-name="表3.A"/>
        <table:table-row>
          <table:table-cell table:style-name="表3.A1" office:value-type="string">
            <text:p text:style-name="P2">###</text:p>
          </table:table-cell>
        </table:table-row>
        <table:table-row>
          <table:table-cell table:style-name="表3.A2" office:value-type="string">
            <text:p text:style-name="P12">C:\WORKS_2\WS\WS_Others.JVEMV6\JVEMV6\59_medical\end_all.bat <text:span text:style-name="T5">[2] res free# JVEMV6 59#6_X / 59. medical / 6. 仙腸関節 / 20200718_111628</text:span></text:p>
          </table:table-cell>
        </table:table-row>
        <text:soft-page-break/>
        <table:table-row>
          <table:table-cell table:style-name="表3.A3" office:value-type="string">
            <text:p text:style-name="P9"/>
          </table:table-cell>
        </table:table-row>
        <table:table-row>
          <table:table-cell table:style-name="表3.A3" office:value-type="string">
            <text:p text:style-name="P9"/>
          </table:table-cell>
        </table:table-row>
      </table:table>
      <text:p text:style-name="P11"/>
      <text:p text:style-name="P10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7-18T11:44:25.80</dc:date>
    <dc:creator>iwabuchi ken</dc:creator>
    <meta:editing-duration>PT8H59M13S</meta:editing-duration>
    <meta:editing-cycles>79</meta:editing-cycles>
    <meta:generator>OpenOffice/4.1.3$Win32 OpenOffice.org_project/413m1$Build-9783</meta:generator>
    <meta:document-statistic meta:table-count="5" meta:image-count="0" meta:object-count="0" meta:page-count="11" meta:paragraph-count="178" meta:word-count="700" meta:character-count="4572"/>
  </office:meta>
</office:document-meta>
</file>